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string" calcext:value-type="string">
            <text:p>2 (0.5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string" calcext:value-type="string">
            <text:p>3 (0.5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, 30</text:p>
          </table:table-cell>
          <table:table-cell office:value-type="string" calcext:value-type="string">
            <text:p>0.5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0, 30, 90</text:p>
          </table:table-cell>
          <table:table-cell office:value-type="string" calcext:value-type="string">
            <text:p>0.5, 1.0, 2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 to allies in 18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500/10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2500/10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3.6, 240 (20)</text:p>
          </table:table-cell>
          <table:table-cell office:value-type="string" calcext:value-type="string">
            <text:p>16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2, 240 (40)</text:p>
          </table:table-cell>
          <table:table-cell office:value-type="string" calcext:value-type="string">
            <text:p>16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4, 240 (80)</text:p>
          </table:table-cell>
          <table:table-cell office:value-type="string" calcext:value-type="string">
            <text:p>16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20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20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20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 T1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 T2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 T3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12 T1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12 T2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12 T3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3 radius. <text:s/>Two T1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5 radius. <text:s/>Two T2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1</text:p>
          </table:table-cell>
          <table:table-cell office:value-type="string" calcext:value-type="string">
            <text:p>1000/1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240 (2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6000/12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500 * 12 (6 HP)</text:p>
          </table:table-cell>
          <table:table-cell office:value-type="string" calcext:value-type="string">
            <text:p>240 (2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36000/144000</text:p>
          </table:table-cell>
          <table:table-cell office:value-type="float" office:value="7200" calcext:value-type="float">
            <text:p>720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12500 * 12 (36 HP)</text:p>
          </table:table-cell>
          <table:table-cell office:value-type="string" calcext:value-type="string">
            <text:p>240 (2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750/15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3750/15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1125/2250</text:p>
          </table:table-cell>
          <table:table-cell office:value-type="float" office:value="225" calcext:value-type="float">
            <text:p>225</text:p>
          </table:table-cell>
          <table:table-cell office:value-type="float" office:value="2250" calcext:value-type="float">
            <text:p>2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6875/67500</text:p>
          </table:table-cell>
          <table:table-cell office:value-type="float" office:value="3375" calcext:value-type="float">
            <text:p>3375</text:p>
          </table:table-cell>
          <table:table-cell office:value-type="float" office:value="33750" calcext:value-type="float">
            <text:p>3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200/2400</text:p>
          </table:table-cell>
          <table:table-cell office:value-type="float" office:value="240" calcext:value-type="float">
            <text:p>240</text:p>
          </table:table-cell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9600/38400</text:p>
          </table:table-cell>
          <table:table-cell office:value-type="float" office:value="1920" calcext:value-type="float">
            <text:p>1920</text:p>
          </table:table-cell>
          <table:table-cell office:value-type="float" office:value="12250" calcext:value-type="float">
            <text:p>12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900" calcext:value-type="float">
            <text:p>90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00 * 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200 * 4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400 * 8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0.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5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600/6400</text:p>
          </table:table-cell>
          <table:table-cell office:value-type="float" office:value="320" calcext:value-type="float">
            <text:p>32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2800/102400</text:p>
          </table:table-cell>
          <table:table-cell office:value-type="float" office:value="2560" calcext:value-type="float">
            <text:p>256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1"/>
        </table:table-row>
        <table:table-row table:style-name="ro1" table:number-rows-repeated="3">
          <table:table-cell table:style-name="Default" table:number-columns-repeated="11"/>
          <table:table-cell table:number-columns-repeated="1012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3:28:14.1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7-17T03:52:32.756000000</dc:date>
    <meta:editing-duration>P22DT3H56M39S</meta:editing-duration>
    <meta:editing-cycles>2141</meta:editing-cycles>
    <meta:generator>LibreOffice/5.2.7.2$Windows_x86 LibreOffice_project/2b7f1e640c46ceb28adf43ee075a6e8b8439ed10</meta:generator>
    <meta:document-statistic meta:table-count="1" meta:cell-count="1410" meta:object-count="0"/>
  </office:meta>
</office:document-meta>
</file>